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520000000CCB034BDB509E1294F.png" manifest:media-type="image/png"/>
  <manifest:file-entry manifest:full-path="Pictures/100010580000879200001508D21A14F0A9096EB5.svg" manifest:media-type="image/svg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5.635cm"/>
      <style:paragraph-properties style:writing-mode="lr-tb"/>
    </style:style>
    <style:style style:name="gr3" style:family="graphic" style:parent-style-name="standard">
      <style:graphic-properties draw:stroke="none" draw:fill="none" fo:min-height="8.682cm"/>
      <style:paragraph-properties style:writing-mode="lr-tb"/>
    </style:style>
    <style:style style:name="gr4" style:family="graphic" style:parent-style-name="standard">
      <style:graphic-properties draw:stroke="none" draw:fill="none" fo:min-height="9.294cm"/>
      <style:paragraph-properties style:writing-mode="lr-tb"/>
    </style:style>
    <style:style style:name="gr5" style:family="graphic" style:parent-style-name="standard">
      <style:graphic-properties draw:stroke="none" draw:fill="none" fo:min-height="9.701cm"/>
      <style:paragraph-properties style:writing-mode="lr-tb"/>
    </style:style>
    <style:style style:name="gr6" style:family="graphic" style:parent-style-name="standard">
      <style:graphic-properties draw:stroke="none" draw:fill="none" fo:min-height="8.073cm"/>
      <style:paragraph-properties style:writing-mode="lr-tb"/>
    </style:style>
    <style:style style:name="gr7" style:family="graphic" style:parent-style-name="standard">
      <style:graphic-properties draw:stroke="none" draw:fill="none" fo:min-height="8.989cm"/>
      <style:paragraph-properties style:writing-mode="lr-tb"/>
    </style:style>
    <style:style style:name="gr8" style:family="graphic" style:parent-style-name="standard">
      <style:graphic-properties draw:stroke="none" draw:fill="none" fo:min-height="1.603cm"/>
      <style:paragraph-properties style:writing-mode="lr-tb"/>
    </style:style>
    <style:style style:name="gr9" style:family="graphic" style:parent-style-name="standard">
      <style:graphic-properties draw:stroke="none" draw:fill="none" fo:min-height="0.448cm"/>
      <style:paragraph-properties style:writing-mode="lr-tb"/>
    </style:style>
    <style:style style:name="gr10" style:family="graphic" style:parent-style-name="standard">
      <style:graphic-properties draw:stroke="none" draw:fill="none" fo:min-height="4.979cm"/>
      <style:paragraph-properties style:writing-mode="lr-tb"/>
    </style:style>
    <style:style style:name="gr11" style:family="graphic" style:parent-style-name="standard">
      <style:graphic-properties draw:stroke="none" draw:fill="none" fo:min-height="3.052cm"/>
      <style:paragraph-properties style:writing-mode="lr-tb"/>
    </style:style>
    <style:style style:name="gr12" style:family="graphic" style:parent-style-name="standard">
      <style:graphic-properties draw:stroke="none" draw:fill="none" fo:min-height="9.323cm"/>
      <style:paragraph-properties style:writing-mode="lr-tb"/>
    </style:style>
    <style:style style:name="gr13" style:family="graphic" style:parent-style-name="standard">
      <style:graphic-properties draw:stroke="none" draw:fill="none" fo:min-height="4.108cm"/>
      <style:paragraph-properties style:writing-mode="lr-tb"/>
    </style:style>
    <style:style style:name="pr1" style:family="presentation" style:parent-style-name="BrightBlue-title">
      <style:graphic-properties fo:min-height="2.6cm"/>
      <style:paragraph-properties style:writing-mode="lr-tb"/>
    </style:style>
    <style:style style:name="pr2" style:family="presentation" style:parent-style-name="BrightBlue-subtitle">
      <style:graphic-properties draw:fill-color="#ffffff" fo:min-height="9.134cm"/>
      <style:paragraph-properties style:writing-mode="lr-tb"/>
    </style:style>
    <style:style style:name="pr3" style:family="presentation" style:parent-style-name="BrightBlu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rightBlue-notes">
      <style:graphic-properties draw:fill-color="#ffffff" fo:min-height="14cm"/>
      <style:paragraph-properties style:writing-mode="lr-tb"/>
    </style:style>
    <style:style style:name="pr5" style:family="presentation" style:parent-style-name="BrightBlue-title">
      <style:graphic-properties fo:min-height="2.813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P3" style:family="paragraph">
      <loext:graphic-properties draw:fill="none"/>
      <style:paragraph-properties fo:margin-top="0.42cm" fo:margin-bottom="0.35cm" fo:text-align="start"/>
      <style:text-properties fo:font-size="10pt" style:font-size-asian="10pt" style:font-size-complex="10pt"/>
    </style:style>
    <style:style style:name="P4" style:family="paragraph">
      <loext:graphic-properties draw:fill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Introduction to Maven</text:p>
          </draw:text-box>
        </draw:frame>
        <draw:frame presentation:style-name="pr2" draw:text-style-name="P1" draw:layer="layout" svg:width="25.2cm" svg:height="9.134cm" svg:x="1.4cm" svg:y="3.8cm">
          <draw:text-box>
            <text:p>Simplifying Java Development and Project Management</text:p>
            <text:p/>
            <text:p><text:s/>Name: Rama Shanker</text:p>
            <text:p/>
            <text:p>Date: 21/01/2025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What is Maven?</text:p>
          </draw:text-box>
        </draw:frame>
        <draw:frame draw:style-name="gr2" draw:text-style-name="P3" draw:layer="layout" svg:width="20.145cm" svg:height="5.885cm" draw:transform="rotate (0.00261799387799149) translate (2.278cm 6.333cm)">
          <draw:text-box>
            <text:p text:style-name="P2">Maven is a build automation and project management tool primarily for Java projects.</text:p>
            <text:p text:style-name="P2">It follows the Project Object Model (POM) to manage dependencies, build processes, and configurations.</text:p>
            <text:p text:style-name="P2">Developed by Apache Software Foundation.</text:p>
            <text:p text:style-name="P2"/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Key Features</text:p>
          </draw:text-box>
        </draw:frame>
        <draw:frame draw:style-name="gr3" draw:text-style-name="P3" draw:layer="layout" svg:width="20.154cm" svg:height="8.932cm" svg:x="0.762cm" svg:y="5.546cm">
          <draw:text-box>
            <text:p text:style-name="P2">Dependency Management: Automatically handles library dependencies.</text:p>
            <text:p text:style-name="P2">Standardized Build Process: Provides a consistent project structure.</text:p>
            <text:p text:style-name="P2">Extensible Plugin System: Add functionalities through plugins.</text:p>
            <text:p text:style-name="P2">Repository Support: Access to central and private repositories for dependencies.</text:p>
            <text:p text:style-name="P2">Support for Multi-Module Projects: Manage multiple projects under one build process.</text:p>
            <text:p text:style-name="P2"/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Maven Lifecycle</text:p>
          </draw:text-box>
        </draw:frame>
        <draw:frame draw:style-name="gr4" draw:text-style-name="P3" draw:layer="layout" svg:width="20.139cm" svg:height="9.544cm" svg:x="0.508cm" svg:y="3.918cm">
          <draw:text-box>
            <text:p text:style-name="P2"><text:span text:style-name="T1">Phases of the Build Lifecycle:</text:span></text:p>
            <text:p text:style-name="P2"><text:span text:style-name="T1">Clean</text:span>: Cleans the build directory.</text:p>
            <text:p text:style-name="P2"><text:span text:style-name="T1">Validate</text:span>: Validates the project is correct and all necessary information is available.</text:p>
            <text:p text:style-name="P2"><text:span text:style-name="T1">Compile</text:span>: Compiles the source code.</text:p>
            <text:p text:style-name="P2"><text:span text:style-name="T1">Test</text:span>: Runs unit tests using testing frameworks like JUnit.</text:p>
            <text:p text:style-name="P2"><text:span text:style-name="T1">Package</text:span>: Packages the compiled code into a JAR/WAR file.</text:p>
            <text:p text:style-name="P2"><text:span text:style-name="T1">Install</text:span>: Installs the package into the local repository.</text:p>
            <text:p text:style-name="P2"><text:span text:style-name="T1">Deploy</text:span>: Deploys the final package to a remote repository.</text:p>
            <text:p text:style-name="P2"/>
            <text:p text:style-name="P2"/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Benefits of Maven</text:p>
          </draw:text-box>
        </draw:frame>
        <draw:frame draw:style-name="gr5" draw:text-style-name="P3" draw:layer="layout" svg:width="19.805cm" svg:height="9.951cm" svg:x="0.769cm" svg:y="4.781cm">
          <draw:text-box>
            <text:p text:style-name="P2"><text:span text:style-name="T1">Simplifies Dependency Management:</text:span></text:p>
            <text:p text:style-name="P2">Automatically resolves and downloads required libraries.</text:p>
            <text:p text:style-name="P2"><text:span text:style-name="T1">Enhances Consistency:</text:span></text:p>
            <text:p text:style-name="P2">Predefined structure and lifecycle ensure standardization.</text:p>
            <text:p text:style-name="P2"><text:span text:style-name="T1">Improves Collaboration:</text:span></text:p>
            <text:p text:style-name="P2">Easily share dependencies and configurations across teams.</text:p>
            <text:p text:style-name="P2"><text:span text:style-name="T1">Extensible and Scalable:</text:span></text:p>
            <text:p text:style-name="P2">Support for custom plugins and large-scale projects.</text:p>
            <text:p text:style-name="P2"><text:span text:style-name="T1">Integration Support:</text:span></text:p>
            <text:p text:style-name="P2">Works seamlessly with IDEs like IntelliJ IDEA, Eclipse, and CI/CD tools like Jenkins.</text:p>
            <text:p text:style-name="P2"/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Basic Maven Commands</text:p>
          </draw:text-box>
        </draw:frame>
        <draw:frame draw:style-name="gr6" draw:text-style-name="P3" draw:layer="layout" svg:width="19.519cm" svg:height="8.323cm" svg:x="1.016cm" svg:y="5.139cm">
          <draw:text-box>
            <text:p text:style-name="P2"><text:span text:style-name="T1">mvn clean</text:span>: Cleans up the project by deleting the target directory.</text:p>
            <text:p text:style-name="P2"><text:span text:style-name="T1">mvn compile</text:span>: Compiles the source code.</text:p>
            <text:p text:style-name="P2"><text:span text:style-name="T1">mvn test</text:span>: Executes unit tests.</text:p>
            <text:p text:style-name="P2"><text:span text:style-name="T1">mvn package</text:span>: Packages the project into a distributable format (e.g., JAR, WAR).</text:p>
            <text:p text:style-name="P2"><text:span text:style-name="T1">mvn install</text:span>: Installs the package to the local repository.</text:p>
            <text:p text:style-name="P2"><text:span text:style-name="T1">mvn deploy</text:span>: Deploys the project to a remote repository.</text:p>
            <text:p text:style-name="P2"/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Maven Directory Structure</text:p>
          </draw:text-box>
        </draw:frame>
        <draw:frame draw:style-name="gr7" draw:text-style-name="P4" draw:layer="layout" svg:width="18.02cm" svg:height="9.239cm" svg:x="1.03cm" svg:y="6.096cm">
          <draw:text-box>
            <text:p>project/</text:p>
            <text:p>|-- src/</text:p>
            <text:p>| <text:s text:c="2"/>|-- main/</text:p>
            <text:p>| <text:s text:c="2"/>| <text:s text:c="2"/>|-- java/ (Source code)</text:p>
            <text:p>| <text:s text:c="2"/>| <text:s text:c="2"/>|-- resources/ (Configuration files)</text:p>
            <text:p>| <text:s text:c="2"/>|-- test/</text:p>
            <text:p>| <text:s text:c="6"/>|-- java/ (Test code)</text:p>
            <text:p>| <text:s text:c="6"/>|-- resources/ (Test configurations)</text:p>
            <text:p>|-- target/ (Compiled code and packages)</text:p>
            <text:p>|-- pom.xml (Project configuration)</text:p>
          </draw:text-box>
        </draw:frame>
        <draw:frame draw:style-name="gr8" draw:text-style-name="P3" draw:layer="layout" svg:width="6.35cm" svg:height="1.853cm" svg:x="1.27cm" svg:y="4.128cm">
          <draw:text-box>
            <text:p text:style-name="P2"><text:span text:style-name="T1">Standard Directory Layout:</text:span></text:p>
            <text:p text:style-name="P2"/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5" draw:layer="layout" svg:width="19.936cm" svg:height="2.813cm" svg:x="1.4cm" svg:y="0.494cm" presentation:class="title" presentation:user-transformed="true">
          <draw:text-box>
            <text:p>How Maven Manages Dependencies</text:p>
          </draw:text-box>
        </draw:frame>
        <draw:frame draw:style-name="gr9" draw:text-style-name="P3" draw:layer="layout" svg:width="6.564cm" svg:height="1.459cm" svg:x="1.016cm" svg:y="4.383cm">
          <draw:text-box>
            <text:p text:style-name="P2"><text:span text:style-name="T1">POM File:</text:span> The heart of Maven.</text:p>
            <text:p text:style-name="P2"/>
          </draw:text-box>
        </draw:frame>
        <draw:frame draw:style-name="gr10" draw:text-style-name="P4" draw:layer="layout" svg:width="13.659cm" svg:height="5.229cm" svg:x="1.073cm" svg:y="5.439cm">
          <draw:text-box>
            <text:p>&lt;dependencies&gt;</text:p>
            <text:p><text:s text:c="4"/>&lt;dependency&gt;</text:p>
            <text:p><text:s text:c="8"/>&lt;groupId&gt;org.springframework&lt;/groupId&gt;</text:p>
            <text:p><text:s text:c="8"/>&lt;artifactId&gt;spring-core&lt;/artifactId&gt;</text:p>
            <text:p><text:s text:c="8"/>&lt;version&gt;5.3.5&lt;/version&gt;</text:p>
            <text:p><text:s text:c="4"/>&lt;/dependency&gt;</text:p>
            <text:p>&lt;/dependencies&gt;</text:p>
          </draw:text-box>
        </draw:frame>
        <draw:frame draw:style-name="gr8" draw:text-style-name="P3" draw:layer="layout" svg:width="3.048cm" svg:height="1.853cm" svg:x="1.524cm" svg:y="10.986cm">
          <draw:text-box>
            <text:p text:style-name="P2"><text:span text:style-name="T1">Repositories</text:span>:</text:p>
            <text:p text:style-name="P2"/>
          </draw:text-box>
        </draw:frame>
        <draw:frame draw:style-name="gr11" draw:text-style-name="P3" draw:layer="layout" svg:width="13.21cm" svg:height="3.901cm" svg:x="1.014cm" svg:y="11.684cm">
          <draw:text-box>
            <text:p text:style-name="P2"><text:span text:style-name="T2">Local Repository:</text:span><text:span text:style-name="T3"> Stored on the developer’s machine.</text:span></text:p>
            <text:p text:style-name="P2"><text:span text:style-name="T1">Central Repository: </text:span>Maintained by Maven.</text:p>
            <text:p text:style-name="P2"><text:span text:style-name="T1">Remote Repository:</text:span> Custom repositories for specific teams/organizations.</text:p>
            <text:p text:style-name="P2"/>
            <text:p text:style-name="P2"/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Common Maven Plugins</text:p>
          </draw:text-box>
        </draw:frame>
        <draw:frame draw:style-name="gr12" draw:text-style-name="P3" draw:layer="layout" svg:width="10.922cm" svg:height="9.573cm" svg:x="1.524cm" svg:y="4.572cm">
          <draw:text-box>
            <text:p text:style-name="P2"><text:span text:style-name="T1">Surefire Plugin:</text:span></text:p>
            <text:p text:style-name="P2"><text:tab/>Executes unit tests.</text:p>
            <text:p text:style-name="P2"><text:span text:style-name="T1">Compiler Plugin:</text:span></text:p>
            <text:p text:style-name="P2"><text:tab/>Compiles Java source code.</text:p>
            <text:p text:style-name="P2"><text:span text:style-name="T1">Jar Plugin:</text:span></text:p>
            <text:p text:style-name="P2"><text:tab/>Packages the code into a JAR file.</text:p>
            <text:p text:style-name="P2"><text:span text:style-name="T1">Checkstyle Plugin:</text:span></text:p>
            <text:p text:style-name="P2"><text:tab/>Ensures adherence to coding standards.</text:p>
            <text:p text:style-name="P2"><text:span text:style-name="T1">Deploy Plugin:</text:span></text:p>
            <text:p text:style-name="P2"><text:tab/>Automates deployment to remote repositories.</text:p>
            <text:p text:style-name="P2"/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Conclusion</text:p>
          </draw:text-box>
        </draw:frame>
        <draw:frame draw:style-name="gr13" draw:text-style-name="P3" draw:layer="layout" svg:width="13.824cm" svg:height="4.358cm" svg:x="1.162cm" svg:y="4.786cm">
          <draw:text-box>
            <text:p text:style-name="P2">Maven simplifies project management, dependency resolution, and builds.</text:p>
            <text:p text:style-name="P2">It ensures consistency and scalability for Java-based projects.</text:p>
            <text:p text:style-name="P2">Learn Maven to improve productivity and standardization in software development.</text:p>
            <text:p text:style-name="P2"/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roman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 style:font-size-asian="22.7999992370605pt" style:font-size-complex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19.5pt" style:font-size-complex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 style:font-size-asian="16.2999992370605pt" style:font-size-complex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5.7000007629395pt" fo:font-style="normal" fo:text-shadow="none" style:text-underline-style="none" fo:font-weight="normal" style:letter-kerning="true" style:font-size-asian="35.7000007629395pt" style:font-style-asian="normal" style:font-weight-asian="normal" style:font-size-complex="35.7000007629395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20000000CCB034BDB509E1294F.png" xlink:type="simple" xlink:show="embed" xlink:actuate="onLoad" loext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1-20T20:51:26.910402343</meta:creation-date>
    <meta:editing-duration>PT29S</meta:editing-duration>
    <meta:editing-cycles>2</meta:editing-cycles>
    <meta:generator>LibreOffice/6.4.7.2$Linux_X86_64 LibreOffice_project/40$Build-2</meta:generator>
    <dc:title>Bright Blue</dc:title>
    <dc:date>2025-01-20T21:03:17.319882928</dc:date>
    <meta:document-statistic meta:object-count="66"/>
  </office:meta>
</office:document-meta>
</file>